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de44" officeooo:paragraph-rsid="0000de44"/>
    </style:style>
    <style:style style:name="P2" style:family="paragraph" style:parent-style-name="Standard">
      <style:text-properties style:text-underline-style="none" officeooo:rsid="0000de44" officeooo:paragraph-rsid="0000de4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ortif(SP_ID,…)</text:p>
      <text:p text:style-name="P1"/>
      <text:p text:style-name="P1">Compétition(CO_ID,…<text:span text:style-name="T1">)</text:span></text:p>
      <text:p text:style-name="P1"><text:span text:style-name="T1"/></text:p>
      <text:p text:style-name="P2">Inscription(<text:span text:style-name="T1">#SP_ID,#CO_ID,</text:span>IN_Dossard)</text:p>
      <text:p text:style-name="P2"/>
      <text:p text:style-name="P2">Epreuves(<text:span text:style-name="T1">EP_ID</text:span>,…<text:span text:style-name="T1">)</text:span></text:p>
      <text:p text:style-name="P2"><text:span text:style-name="T1"/></text:p>
      <text:p text:style-name="P2">Constitution(<text:span text:style-name="T1">#CO_ID,#EP_ID)</text:span></text:p>
      <text:p text:style-name="P2"><text:span text:style-name="T1"/></text:p>
      <text:p text:style-name="P2">Certificat Medical (<text:span text:style-name="T1">CM_ID</text:span>,…, #SP_ID)</text:p>
      <text:p text:style-name="P2"/>
      <text:p text:style-name="P2">Club(<text:span text:style-name="T1">CL_ID</text:span>,…<text:span text:style-name="T1">)</text:span></text:p>
      <text:p text:style-name="P2"><text:span text:style-name="T1"/></text:p>
      <text:p text:style-name="P2">Appartient(<text:span text:style-name="T1">#CL_ID,#SP_ID)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09:35:36.548367403</meta:creation-date>
    <dc:date>2020-07-07T09:40:57.454006324</dc:date>
    <meta:editing-duration>PT5M22S</meta:editing-duration>
    <meta:editing-cycles>1</meta:editing-cycles>
    <meta:document-statistic meta:table-count="0" meta:image-count="0" meta:object-count="0" meta:page-count="1" meta:paragraph-count="8" meta:word-count="11" meta:character-count="191" meta:non-whitespace-character-count="188"/>
    <meta:generator>LibreOffice/6.0.7.3$Linux_X86_64 LibreOffice_project/00m0$Build-3</meta:generator>
  </office:meta>
</office:document-meta>
</file>